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5.24999mm" fo:page-width="164.04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g3554">
            <draw:path svg:d="M 4395.6797 2730.65 L 1032.3192 2730.65 L 0.0 2175.6404 L 0.0 610.5092 L 6615.721 3.6379788E-12 L 6615.721 2042.4362 L 4395.6797 2475.3457 L 4395.6797 2730.65 z" svg:height="27.3065mm" draw:style-name="style-2" svg:viewBox="0.0 0.0 6615.721 2730.65" svg:width="66.15721mm" svg:x="70.99508mm" svg:y="11.846792mm"/>
            <draw:path svg:d="M 232.12607 2792.3176 L 15395.002 2819.4497 L 15392.463 -3.6379788E-12 L 11043.723 954.6161 L 4716.608 954.6161 L 232.12607 2153.4382 C -32.05164 2260.2834 -119.61769 2792.3176 232.12607 2792.3176 z" svg:height="28.194498mm" draw:style-name="style-3" svg:viewBox="0.0 0.0 15395.002 2819.4497" svg:width="153.95003mm" svg:x="5.291667mm" svg:y="32.82618mm"/>
            <draw:path svg:d="M 1953.5431 976.7746 C 1953.5416 1515.2737 1517.7186 1952.1918 979.2225 1953.5405 C 440.72635 1954.8921 2.7160404 1520.1687 0.012717246 981.6755 C -2.6909692 443.18512 430.93115 4.0840526 969.41425 0.029067991 C 1507.8966 -4.0259166 1948.0848 428.49124 1953.4937 966.96124 z" svg:height="19.535429mm" draw:style-name="style-4" svg:viewBox="0.0 0.0 1953.5428 1953.5428" svg:width="19.535429mm" svg:x="31.21978mm" svg:y="63.707577mm"/>
            <draw:path svg:d="M 1953.5427 976.7746 C 1953.5413 1515.2737 1517.7183 1952.1918 979.2221 1953.5405 C 440.72598 1954.8921 2.715677 1520.1687 0.012353896 981.6755 C -2.691696 443.18512 430.9308 4.0840526 969.4139 0.029067991 C 1507.8962 -4.0259166 1948.0845 428.49124 1953.4933 966.96124 z" svg:height="19.535429mm" draw:style-name="style-5" svg:viewBox="0.0 0.0 1953.5428 1953.5428" svg:width="19.535429mm" svg:x="53.204624mm" svg:y="63.707577mm"/>
            <draw:path svg:d="M 1953.5433 976.7746 C 1953.542 1515.2737 1517.7183 1952.1918 979.2221 1953.5405 C 440.72598 1954.8921 2.715677 1520.1687 0.012353896 981.6755 C -2.6909692 443.18512 430.9308 4.0840526 969.4139 0.029067991 C 1507.8962 -4.0259166 1948.0845 428.49124 1953.4933 966.96124 z" svg:height="19.535429mm" draw:style-name="style-6" svg:viewBox="0.0 0.0 1953.5436 1953.5428" svg:width="19.535437mm" svg:x="74.803986mm" svg:y="63.707577mm"/>
            <draw:path svg:d="M 1953.5433 976.7746 C 1953.542 1515.2737 1517.7183 1952.1918 979.2221 1953.5405 C 440.72598 1954.8921 2.7164037 1520.1687 0.012353896 981.6755 C -2.6909692 443.18512 430.93152 4.0840526 969.4146 0.029067991 C 1507.8962 -4.0259166 1948.0845 428.49124 1953.494 966.96124 z" svg:height="19.535429mm" draw:style-name="style-7" svg:viewBox="0.0 0.0 1953.5436 1953.5428" svg:width="19.535437mm" svg:x="96.9177mm" svg:y="63.707577mm"/>
            <draw:path svg:d="M 1109.8557 4298.1035 L 654.44165 4318.9395 C 400.80707 4949.8804 612.05945 5527.203 1309.2854 5954.5605 C 2094.9778 6436.1416 3039.072 6899.886 3312.5122 6907.0605 L 12602.363 6910.037 C 12875.803 6902.863 13819.897 6439.118 14605.589 5957.537 C 15302.815 5530.1797 15514.067 4951.3687 15260.433 4320.4277 L 14805.019 4301.08 C 14942.065 4891.413 15060.348 5289.851 14206.73 5694.1113 C 13508.073 6024.9834 12769.581 6418.875 12654.453 6442.717 L 3260.4224 6441.2285 C 3145.295 6417.3867 2408.289 6022.007 1709.6329 5691.135 C 856.0147 5286.8745 972.8081 4888.4365 1109.8557 4298.1035 z M 0.0 9.804633 L 0.0 656.91046 L 6343.594 872.60944 L 6343.594 0.0 L 0.0 9.804633 z" svg:height="69.10037mm" draw:style-name="style-8" svg:viewBox="0.0 0.0 15363.794 6910.037" svg:width="153.63794mm" svg:x="5.3369966mm" svg:y="20.857956mm"/>
            <draw:path svg:d="M 1953.5448 976.7775 C 1953.5433 1515.2766 1517.7197 1952.1918 979.2236 1953.5433 C 440.72742 1954.895 2.7178571 1520.1716 0.013080596 981.67834 C -2.6902425 443.18802 430.93152 4.0869594 969.4146 0.029067991 C 1507.8977 -4.0259166 1948.0859 428.49124 1953.4955 966.9642 z" svg:height="19.535458mm" draw:style-name="style-9" svg:viewBox="0.0 0.0 1953.5443 1953.5458" svg:width="19.535442mm" svg:x="118.85991mm" svg:y="64.21839mm"/>
            <draw:path svg:d="M 1113.5671 556.78577 C 1113.5657 863.7437 865.1361 1112.7954 558.181 1113.5657 C 251.22447 1114.3359 1.5478705 866.5314 0.007266998 559.57916 C -1.5333365 252.627 245.64197 2.328346 552.5898 0.017440794 C 859.5376 -2.2963712 1110.4554 244.2496 1113.5381 551.19305 z" svg:height="11.135662mm" draw:style-name="style-10" svg:viewBox="0.0 0.0 1113.567 1113.5662" svg:width="11.135671mm" svg:x="140.8022mm" svg:y="63.87899mm"/>
            <draw:path svg:d="M 1113.5664 556.78577 C 1113.5653 863.7437 865.1364 1112.7954 558.1803 1113.5657 C 251.22447 1114.3359 1.5482339 866.5314 0.007266998 559.57916 C -1.5340632 252.627 245.64124 2.328346 552.58905 0.017440794 C 859.5376 -2.2963712 1110.4551 244.2496 1113.5385 551.19305 z" svg:height="11.135662mm" draw:style-name="style-11" svg:viewBox="0.0 0.0 1113.5663 1113.5662" svg:width="11.135663mm" svg:x="17.805553mm" svg:y="63.87899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5.24999mm" fo:page-width="164.04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